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fo:widows="1" fo:text-indent="0cm" style:auto-text-indent="false"/>
      <style:text-properties fo:font-variant="normal" fo:text-transform="none" fo:color="#000000" style:font-name="Verdana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widows="1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397cm" style:contextual-spacing="false" fo:line-height="150%" fo:widows="1" fo:text-indent="0cm" style:auto-text-indent="false"/>
      <style:text-properties fo:font-variant="normal" fo:text-transform="none" fo:color="#000000" style:font-name="Verdana" fo:font-size="12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widows="1" fo:text-indent="0cm" style:auto-text-indent="false"/>
      <style:text-properties fo:font-variant="normal" fo:text-transform="none" fo:color="#000000" style:font-name="Verdana" fo:letter-spacing="normal" fo:font-style="normal" fo:font-weight="normal" officeooo:paragraph-rsid="0005d958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widows="1" fo:text-indent="0cm" style:auto-text-indent="false"/>
    </style:style>
    <style:style style:name="T1" style:family="text">
      <style:text-properties fo:font-variant="normal" fo:text-transform="none" fo:color="#000000" style:font-name="Verdana" fo:letter-spacing="normal" fo:font-style="normal" fo:font-weight="bold"/>
    </style:style>
    <style:style style:name="T2" style:family="text">
      <style:text-properties fo:font-variant="normal" fo:text-transform="none" fo:color="#000000" style:font-name="Verdana" fo:letter-spacing="normal" fo:font-style="normal" fo:font-weight="normal"/>
    </style:style>
    <style:style style:name="T3" style:family="text">
      <style:text-properties fo:font-variant="normal" fo:text-transform="none" fo:color="#000000" style:font-name="Verdana" fo:letter-spacing="normal" fo:font-style="italic" fo:font-weight="normal"/>
    </style:style>
    <style:style style:name="T4" style:family="text">
      <style:text-properties fo:font-variant="normal" fo:text-transform="none" fo:color="#000000" style:font-name="Verdana" fo:font-size="16pt" fo:letter-spacing="normal" fo:font-style="normal" fo:font-weight="bold"/>
    </style:style>
    <style:style style:name="T5" style:family="text">
      <style:text-properties fo:font-variant="normal" fo:text-transform="none" fo:color="#000000" style:font-name="Verdana" fo:font-size="16pt" fo:letter-spacing="normal" fo:font-style="normal" fo:font-weight="bold" officeooo:rsid="00095bc9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officeooo:rsid="0005d958"/>
    </style:style>
    <style:style style:name="T8" style:family="text">
      <style:text-properties officeooo:rsid="00095bc9"/>
    </style:style>
    <style:style style:name="T9" style:family="text">
      <style:text-properties officeooo:rsid="000b4c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4">Stanovy spolku </text:span></text:span><text:span text:style-name="Strong_20_Emphasis"><text:span text:style-name="T5">Konopný společenský klub Brno</text:span></text:span></text:h>
      <text:h text:style-name="P3" text:outline-level="3">Čl. 1 – Název, forma a sídlo</text:h>
      <text:p text:style-name="P4">Spolek <text:span text:style-name="T8">Konopný společenský klub Brno</text:span> (dále jen „spolek“) je právnickou osobou založenou v souladu se zákonem č. 89/2012 Sb., občanský zákoník,<text:line-break/>v platném znění. Má sídlo na adrese <text:span text:style-name="T9">Valchařská 36, Brno.</text:span></text:p>
      <text:h text:style-name="P3" text:outline-level="3">Čl. 2 – Charakter spolku</text:h>
      <text:p text:style-name="P1">Spolek je dobrovolným, nevládním, neziskovým svazkem občanů, v němž se spolčili zastánci svobody pěstování k aktivní činnosti na její<text:span text:style-name="T7">m</text:span> prosazení, k popularizaci tohoto cíle a k provádění obecně prospěšné činnosti v oblasti svobody pěstování.</text:p>
      <text:h text:style-name="P3" text:outline-level="3">Čl. 3 – Základní účely spolku</text:h>
      <text:p text:style-name="P2"><text:span text:style-name="Strong_20_Emphasis"><text:span text:style-name="T1">Základními účely spolku jsou:</text:span></text:span></text:p>
      <text:p text:style-name="P2"><text:span text:style-name="Emphasis"><text:span text:style-name="T3">a) navržení efektivní regulace konopí pro léčebné využití i rekreační účely,</text:span></text:span></text:p>
      <text:p text:style-name="P2"><text:span text:style-name="Emphasis"><text:span text:style-name="T3">b) posílení informovanosti veřejnosti o přínosech i rizicích užívání konopí,</text:span></text:span></text:p>
      <text:p text:style-name="P2"><text:span text:style-name="Emphasis"><text:span text:style-name="T3">c) omezení vlivu nekontrolovaného černého trhu vznikem konopných společenských klubů,</text:span></text:span></text:p>
      <text:p text:style-name="P2"><text:span text:style-name="Emphasis"><text:span text:style-name="T3">d) informování veřejnosti o rizicích získávání konopí z černého trhu,</text:span></text:span></text:p>
      <text:p text:style-name="P2"><text:span text:style-name="Emphasis"><text:span text:style-name="T3">e) informace o bezpečném a účinném samopěstování a užívání,</text:span></text:span></text:p>
      <text:p text:style-name="P2"><text:span text:style-name="Emphasis"><text:span text:style-name="T3">f) poradenství a pomoc pacientům, kteří mají potíže díky represi,</text:span></text:span></text:p>
      <text:p text:style-name="P2"><text:span text:style-name="Emphasis"><text:span text:style-name="T3">g) sběr informací o efektivitě určitých odrůd na určitá onemocnění a následné poradenství pacientům při výběru vhodné odrůdy.</text:span></text:span></text:p>
      <text:h text:style-name="P3" text:outline-level="3">Čl. 4 – Formy činnosti spolku</text:h>
      <text:p text:style-name="P2"><text:span text:style-name="Strong_20_Emphasis"><text:span text:style-name="T1">Formami činnosti spolku jsou zejména:</text:span></text:span></text:p>
      <text:p text:style-name="P2"><text:span text:style-name="Emphasis"><text:span text:style-name="T3">a) praktická činnost ve spolupráci s orgány zainteresovanými v problematice svobody pěstování a jinými subjekty,</text:span></text:span></text:p>
      <text:p text:style-name="P2"><text:span text:style-name="Emphasis"><text:span text:style-name="T3">b) organizování kampaní a petičních akcí na podporu svobody pěstování,</text:span></text:span></text:p>
      <text:p text:style-name="P2"><text:span text:style-name="Emphasis"><text:span text:style-name="T3">c) pořádání vzdělávacích akcí (přednášky, semináře),</text:span></text:span></text:p>
      <text:p text:style-name="P2"><text:span text:style-name="Emphasis"><text:span text:style-name="T3">d) monitorování a informování o správních i jiných řízeních, při nichž může být dotčena svoboda pěstování.</text:span></text:span></text:p>
      <text:h text:style-name="P3" text:outline-level="3">Čl. 5 – Členství ve spolku</text:h>
      <text:p text:style-name="P1">1. Členem spolku se může stát fyzická osoba starší 18 let s trvalým bydlištěm na území ČR.</text:p>
      <text:p text:style-name="P1"><text:soft-page-break/>2. Členství vzniká dnem, kdy rada spolku rozhodne o přijetí žadatele na základě jeho písemné přihlášky. Přihláška musí obsahovat: jméno a příjmení žadatele, adresu trvalého bydliště, rodné číslo, případně telefonické spojení a e-mailovou adresu, datum podání přihlášky a vlastnoruční podpis žadatele.</text:p>
      <text:p text:style-name="P1">3. Rada spolku o přijetí rozhoduje na své nejbližší schůzi po dni podání přihlášky.</text:p>
      <text:p text:style-name="P1">4. Zakládajícím členem spolku je fyzická osoba, jež se účastní činností přípravného výboru.</text:p>
      <text:p text:style-name="P1">5. Člen spolku má právo zejména:</text:p>
      <text:p text:style-name="P2"><text:span text:style-name="Emphasis"><text:span text:style-name="T6">∎ </text:span></text:span><text:span text:style-name="Emphasis"><text:span text:style-name="T3">účastnit se veškeré činnosti spolku, volit radu spolku a další orgány spolku a být volen do těchto orgánů,</text:span></text:span></text:p>
      <text:p text:style-name="P2"><text:span text:style-name="Emphasis"><text:span text:style-name="T6">∎ </text:span></text:span><text:span text:style-name="Emphasis"><text:span text:style-name="T3">posuzovat a schvalovat zprávy o činnosti spolku,</text:span></text:span></text:p>
      <text:p text:style-name="P2"><text:span text:style-name="Emphasis"><text:span text:style-name="T6">∎ </text:span></text:span><text:span text:style-name="Emphasis"><text:span text:style-name="T3">předkládat návrhy, připomínky a náměty k činnosti spolku.</text:span></text:span></text:p>
      <text:p text:style-name="P1">6. Člen spolku je povinen zejména:</text:p>
      <text:p text:style-name="P2"><text:span text:style-name="Emphasis"><text:span text:style-name="T6">∎ </text:span></text:span><text:span text:style-name="Emphasis"><text:span text:style-name="T3">dodržovat stanovy,</text:span></text:span></text:p>
      <text:p text:style-name="P2"><text:span text:style-name="Emphasis"><text:span text:style-name="T6">∎ </text:span></text:span><text:span text:style-name="Emphasis"><text:span text:style-name="T3">hájit zájmy svobody pěstování,</text:span></text:span></text:p>
      <text:p text:style-name="P2"><text:span text:style-name="Emphasis"><text:span text:style-name="T6">∎ </text:span></text:span><text:span text:style-name="Emphasis"><text:span text:style-name="T3">sdělovat radě spolku změny údajů uvedených v přihlášce.</text:span></text:span></text:p>
      <text:h text:style-name="P3" text:outline-level="3">Čl. 6 – Zánik členství</text:h>
      <text:p text:style-name="P1">Členství zaniká na základě oznámení člena spolku o ukončení členství ve spolku, dále úmrtím, vyloučením člena pro hrubé porušování stanov a dále pokud se člen bez uvedení důvodů nezúčastní třech po sobě jdoucích členských schůzí a jeho vyloučení bude schváleno většinou rady spolku.</text:p>
      <text:h text:style-name="P3" text:outline-level="3">Čl. 7 – Orgány spolku</text:h>
      <text:p text:style-name="P1">1. Nejvyšším orgánem spolku je členská schůze, která se schází nejméně jednou ročně, aby:</text:p>
      <text:p text:style-name="P2"><text:span text:style-name="Emphasis"><text:span text:style-name="T3">a) schválila případné změny stanov,</text:span></text:span></text:p>
      <text:p text:style-name="P2"><text:span text:style-name="Emphasis"><text:span text:style-name="T3">b) zvolila na jednoleté funkční období nejméně tříčlennou radu spolku, případně tuto radu spolku odvolala,</text:span></text:span></text:p>
      <text:p text:style-name="P2"><text:span text:style-name="Emphasis"><text:span text:style-name="T3">c) schválila zprávu o činnosti spolku a zprávu o hospodaření za předcházející období,</text:span></text:span></text:p>
      <text:p text:style-name="P2"><text:span text:style-name="Emphasis"><text:span text:style-name="T3">d) určila koncepci činnosti spolku na další období,</text:span></text:span></text:p>
      <text:p text:style-name="P2"><text:span text:style-name="Emphasis"><text:span text:style-name="T3">e) stanovila výši členských příspěvků,</text:span></text:span></text:p>
      <text:p text:style-name="P2"><text:span text:style-name="Emphasis"><text:span text:style-name="T3">f) schválila rozpočet spolku na příští období,</text:span></text:span></text:p>
      <text:p text:style-name="P2"><text:span text:style-name="Emphasis"><text:span text:style-name="T3">g) zvolila čestné členy spolku, rozhodla o vyloučení člena spolku,</text:span></text:span></text:p>
      <text:p text:style-name="P2"><text:span text:style-name="Emphasis"><text:span text:style-name="T3">h) rozhodla o zrušení spolku s likvidací nebo o jeho přeměně</text:span></text:span></text:p>
      <text:p text:style-name="P1">1. Zasedání členské schůze spolku svolává rada spolku. Usnášeníschopná je, pokud se zúčastní nadpoloviční většina členů. Není-li členská schůze schopna <text:soft-page-break/>se usnášet, svolá rada spolku náhradní členskou schůzi do jednoho měsíce ode dne původního konání, tato opakovaná členská schůze je usnášeníschopná bez ohledu na počet přítomných členů.</text:p>
      <text:p text:style-name="P1">2. Členská schůze bude svolána i v případě, že třetina členů spolku podá ke svolání podnět.</text:p>
      <text:p text:style-name="P1">3. Členská schůze přijímá rozhodnutí nadpoloviční většinou hlasů.</text:p>
      <text:p text:style-name="P1">4. Činnost spolku mezi členskými schůzemi řídí rada spolku, která si volí ze svého středu předsedu, místopředsedu, 2. místopředsedu a pokladníka.</text:p>
      <text:p text:style-name="P1">5. Jménem spolku samostatně jednají předseda a místopředseda, kteří jsou statutárním orgánem spolku.</text:p>
      <text:h text:style-name="P3" text:outline-level="3">Čl. 8 – Hospodaření spolku</text:h>
      <text:p text:style-name="P1">1. Spolek hospodaří s prostředky získanými ze členských příspěvků ve výši schválené členskou schůzí a případnými dary od fyzických a právnických osob či získanými granty. Prostředky vynakládá výhradně na úkony spojené s předmětem činnosti spolku, řádně podložené účetními doklady.</text:p>
      <text:p text:style-name="P1">2. S výsledky hospodaření seznamuje rada spolku členy spolku na každé členské schůzi.<text:line-break/>3. V případě zániku spolku je jeho majetek po provedené likvidaci předán jiné právnické osobě s příbuzným předmětem činnosti.</text:p>
      <text:h text:style-name="P3" text:outline-level="3">Čl. 9 – Závěrečná ustanovení</text:h>
      <text:p text:style-name="P1">1. Záležitosti neupravené těmito stanovami se řídí obecně platnými právními předpisy.</text:p>
      <text:p text:style-name="P2"><text:span text:style-name="T2">2. Stanovy byly schváleny na ustanovující schůzi dne 20. 4. 2015. Účinnosti nabývají dnem zápisu do spolkového rejstříku vedeného u Krajského soud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2H53M11S</meta:editing-duration>
    <meta:editing-cycles>5</meta:editing-cycles>
    <meta:generator>LibreOffice/4.1.3.2$Linux_X86_64 LibreOffice_project/410m0$Build-2</meta:generator>
    <dc:date>2015-04-22T15:57:41.298327701</dc:date>
    <meta:print-date>2015-04-20T17:15:50.588974063</meta:print-date>
    <meta:document-statistic meta:table-count="0" meta:image-count="0" meta:object-count="0" meta:page-count="3" meta:paragraph-count="56" meta:word-count="736" meta:character-count="4954" meta:non-whitespace-character-count="4265"/>
    <meta:user-defined meta:name="Info 1"/>
    <meta:user-defined meta:name="Info 2"/>
    <meta:user-defined meta:name="Info 3"/>
    <meta:user-defined meta:name="Info 4"/>
  </office:meta>
</office:document-meta>
</file>